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5" style:family="paragraph" style:parent-style-name="Standard" style:list-style-name="L2" style:master-page-name="Standard">
      <style:paragraph-properties fo:text-align="center" style:justify-single-word="false" style:page-number="auto"/>
      <style:text-properties fo:font-weight="bold" style:font-weight-asian="bold" style:font-weight-complex="bold"/>
    </style:style>
    <style:style style:name="P6" style:family="paragraph" style:parent-style-name="Standard" style:list-style-name="L4" style:master-page-name="Standard">
      <style:paragraph-properties fo:text-align="center" style:justify-single-word="false" style:page-number="auto"/>
      <style:text-properties fo:font-weight="bold" style:font-weight-asian="bold" style:font-weight-complex="bold"/>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3">
      <style:text-properties fo:font-weight="normal" style:font-weight-asian="normal" style:font-weight-complex="normal"/>
    </style:style>
    <style:style style:name="P10" style:family="paragraph" style:parent-style-name="Standard" style:list-style-name="L4">
      <style:text-properties fo:font-weight="normal" style:font-weight-asian="normal" style:font-weight-complex="normal"/>
    </style:style>
    <style:style style:name="P1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p>
      <text:p text:style-name="P1"><text:span text:style-name="T1">Routing =&gt; </text:span>Routing refers to how an application’s endpoints (URIs) respond to client requests. The Express app object that correspond to HTTP methods; for example, app.get() to handle GET requests and app.post to handle POST requests.You can also use app.all() to handle all HTTP methods and app.use() to specify middleware as the callback function </text:p>
      <text:p text:style-name="P1"/>
      <text:p text:style-name="P1"><text:span text:style-name="T1">Middleware =&gt; </text:span>Middleware functions are functions that have access to the request object (req), the response object (res), and the next middleware function in the application’s request-response cycle. The next middleware function is commonly denoted by a variable named next.</text:p>
      <text:p text:style-name="P1">Middleware functions can perform the following tasks:</text:p>
      <text:list xml:id="list3916046171510654256" text:style-name="L1">
        <text:list-item>
          <text:p text:style-name="P7">Execute any code.</text:p>
        </text:list-item>
        <text:list-item>
          <text:p text:style-name="P7">Make changes to the request and the response objects.</text:p>
        </text:list-item>
        <text:list-item>
          <text:p text:style-name="P7">End the request-response cycle.</text:p>
        </text:list-item>
        <text:list-item>
          <text:p text:style-name="P7">Call the next middleware function in the stack.</text:p>
        </text:list-item>
      </text:list>
      <text:p text:style-name="P1"><text:tab/></text:p>
      <text:p text:style-name="P1"><text:span text:style-name="T1">Application-level middleware =&gt; </text:span>Bind application-level middleware to an instance of the app object by using the app.use() and app.METHOD() functions, where METHOD is the HTTP method of the request that the middleware function handles (such as GET, PUT, or POST) in lowercase.</text:p>
      <text:p text:style-name="P1">This example shows a middleware function with no mount path. The function is executed every time the app receives a request.</text:p>
      <text:p text:style-name="P1">var <text:span text:style-name="T1">app</text:span> = express()</text:p>
      <text:p text:style-name="P1">app.use(function (req, res, next) {</text:p>
      <text:p text:style-name="P1"><text:s text:c="2"/>console.log('Time:', Date.now())</text:p>
      <text:p text:style-name="P1"><text:s text:c="2"/>next()</text:p>
      <text:p text:style-name="P1">}</text:p>
      <text:p text:style-name="P1">This example shows a middleware function mounted on the /user/:id path. The function is executed for any type of HTTP request on the /user/:id path.</text:p>
      <text:p text:style-name="P1">app.use('/user/:id', function (req, res, next) {</text:p>
      <text:p text:style-name="P1"><text:tab/> <text:s/>console.log('Request Type:', req.method)</text:p>
      <text:p text:style-name="P1"><text:tab/> <text:s/>next()</text:p>
      <text:p text:style-name="P1">})</text:p>
      <text:p text:style-name="P1"/>
      <text:p text:style-name="P1"><text:span text:style-name="T1">Response methods =&gt; </text:span>The methods on the response object (res) in the following table can send a response to the client, and terminate the request-response cycle. If none of these methods are called from a route handler, the client request will be left hanging.</text:p>
      <text:list xml:id="list1999029706892708725" text:style-name="L2">
        <text:list-item>
          <text:p text:style-name="P8"><text:span text:style-name="T1">res.download()<text:tab/><text:tab/>=&gt;</text:span><text:tab/>Prompt a file to be downloaded.</text:p>
        </text:list-item>
        <text:list-item>
          <text:p text:style-name="P8"><text:span text:style-name="T1">res.end() <text:tab/><text:tab/>=&gt;</text:span> <text:tab/><text:tab/>End the response process.</text:p>
        </text:list-item>
        <text:list-item>
          <text:p text:style-name="P8"><text:span text:style-name="T1">res.json()<text:tab/><text:tab/>=&gt;<text:tab/></text:span>Send a JSON response.</text:p>
        </text:list-item>
        <text:list-item>
          <text:p text:style-name="P8"><text:span text:style-name="T1">res.jsonp()<text:tab/><text:tab/>=&gt;</text:span><text:tab/>Send a JSON response with JSONP support.</text:p>
          <text:p text:style-name="P5">{2}</text:p>
        </text:list-item>
        <text:list-item>
          <text:p text:style-name="P8"><text:span text:style-name="T1">res.redirect()<text:tab/><text:tab/>=&gt;</text:span><text:tab/>Redirect a request.</text:p>
        </text:list-item>
        <text:list-item>
          <text:p text:style-name="P8"><text:span text:style-name="T1">res.render()<text:tab/><text:tab/>=&gt;<text:tab/></text:span>Render a view template.</text:p>
        </text:list-item>
        <text:list-item>
          <text:p text:style-name="P8"><text:span text:style-name="T1">res.send()<text:tab/><text:tab/>=&gt;</text:span><text:tab/>Send a response of various types.</text:p>
        </text:list-item>
        <text:list-item>
          <text:p text:style-name="P8"><text:span text:style-name="T1">res.sendFile()<text:tab/><text:tab/>=&gt;</text:span><text:tab/>Send a file as an octet stream.</text:p>
        </text:list-item>
        <text:list-item>
          <text:p text:style-name="P8"><text:span text:style-name="T1">res.sendStatus()<text:tab/>=&gt;</text:span><text:tab/>Set the response status code and send its string representation as the response body.</text:p>
        </text:list-item>
      </text:list>
      <text:p text:style-name="P3">Dependencies <text:s/>=&gt; <text:span text:style-name="T2">Following packages are used</text:span></text:p>
      <text:list xml:id="list3319171185677616002" text:style-name="L3">
        <text:list-item>
          <text:p text:style-name="P9"><text:span text:style-name="T1">body-parser</text:span> (for parsing incoming requests)</text:p>
        </text:list-item>
        <text:list-item>
          <text:p text:style-name="P9"><text:span text:style-name="T1">express</text:span> (to make the application run)</text:p>
        </text:list-item>
        <text:list-item>
          <text:p text:style-name="P9"><text:span text:style-name="T1">nodemon</text:span> (restarting server when changes occur)</text:p>
        </text:list-item>
        <text:list-item>
          <text:p text:style-name="P9"><text:span text:style-name="T1">express session</text:span> (to handle sessions)</text:p>
        </text:list-item>
      </text:list>
      <text:p text:style-name="P1"/>
      <text:p text:style-name="P1">var <text:span text:style-name="T1">express</text:span> = require("express");</text:p>
      <text:p text:style-name="P1">var <text:span text:style-name="T1">myParser</text:span> = require("body-parser");</text:p>
      <text:p text:style-name="P1">var <text:span text:style-name="T1">app</text:span> = express();</text:p>
      <text:p text:style-name="P1">app.use(myParser.urlencoded({extended : true}));</text:p>
      <text:p text:style-name="P1"><text:s text:c="2"/>app.post("/yourpath", function(request, response) {</text:p>
      <text:p text:style-name="P1"><text:s text:c="7"/>console.log(request.body); </text:p>
      <text:p text:style-name="P1"><text:tab/><text:span text:style-name="T1">This prints the JSON document received (if it is a JSON document)</text:span></text:p>
      <text:p text:style-name="P1">}); app.listen(8080);</text:p>
      <text:p text:style-name="P1"><text:span text:style-name="T1"><text:s/>app.use <text:s/>=&gt; <text:s/></text:span>The app.use statement tell to express <text:s/>which middle ware function you want to use. The middle ware function is body -parse.urlencoded(). body-parser is a third-party parsing library.</text:p>
      <text:p text:style-name="P3"/>
      <text:p text:style-name="P1"><text:span text:style-name="T1">app.get() =&gt; </text:span>This function tells what to do when a get request at the given route is called. The callback function has 2 parameters, request(req) and response(res). The request object(req) represents the HTTP request and has properties for the request query string, parameters, body, HTTP headers, etc. Similarly, the response object represents the HTTP response that the Express app sends when it receives an HTTP request. </text:p>
      <text:p text:style-name="P1"><text:span text:style-name="T1">Syntax : </text:span>app.get(route, callback)</text:p>
      <text:p text:style-name="P3">app.listen(port, [host], [backlog], [callback]])</text:p>
      <text:p text:style-name="P1">This function binds and listens for connections on the specified host and port. Port is the only required parameter here.</text:p>
      <text:list xml:id="list7042418724031431421" text:style-name="L4">
        <text:list-item>
          <text:p text:style-name="P10">Port =&gt; A port number on which the server should accept incoming requests.</text:p>
        </text:list-item>
        <text:list-item>
          <text:p text:style-name="P10">host =&gt; Name of the domain. You need to set it when you deploy your apps to the cloud.</text:p>
        </text:list-item>
        <text:list-item>
          <text:p text:style-name="P10">backlog =&gt; The maximum number of queued pending connections. The default is 511.</text:p>
        </text:list-item>
        <text:list-item>
          <text:p text:style-name="P10">callback =&gt; An asynchronous function that is called when the server starts listening for requests.<text:tab/></text:p>
          <text:p text:style-name="P6">{3}</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99cm" fo:margin-bottom="0.199cm" style:line-height-at-least="0.199cm" fo:orphans="2" fo:widows="2" style:page-number="auto"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color="#000000" fo:font-size="13.5pt" fo:font-weight="normal" style:font-size-asian="13.5pt" style:font-weight-asian="normal"/>
    </style:style>
    <style:style style:name="ListLabel_20_3" style:display-name="ListLabel 3" style:family="text">
      <style:text-properties fo:color="#000000" fo:font-size="13.5pt" fo:font-weight="normal" style:font-size-asian="13.5pt" style:font-weight-asian="normal"/>
    </style:style>
    <style:style style:name="ListLabel_20_4" style:display-name="ListLabel 4" style:family="text">
      <style:text-properties fo:color="#0000ff"/>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BCL</meta:initial-creator>
    <meta:editing-cycles>177</meta:editing-cycles>
    <meta:creation-date>2017-06-16T11:30:00</meta:creation-date>
    <dc:date>2019-03-14T12:29:22.46</dc:date>
    <meta:editing-duration>PT21H12M32S</meta:editing-duration>
    <meta:generator>OpenOffice/4.1.3$Win32 OpenOffice.org_project/413m1$Build-9783</meta:generator>
    <meta:print-date>2018-01-22T13:59:36.07</meta:print-date>
    <meta:document-statistic meta:table-count="0" meta:image-count="0" meta:object-count="0" meta:page-count="3" meta:paragraph-count="55" meta:word-count="623" meta:character-count="40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